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auto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Diagrama <text:s/>d'analisi :: Cancel·lar Comanda</text:h>
      <text:p text:style-name="Text_20_body">Agasfasfdasfd</text:p>
      <text:p text:style-name="Text_20_body"/>
      <text:p text:style-name="Text_20_body"><draw:frame draw:style-name="fr1" draw:name="graphics1" text:anchor-type="paragraph" svg:width="14.998cm" svg:height="23.128cm" draw:z-index="0"><draw:image xlink:href="../../../../../../../../../Desktop/Analisi%20Cancel%C2%B7lar%20Comanda%20A.jpg" xlink:type="simple" xlink:show="embed" xlink:actuate="onLoad" draw:filter-name="&lt;All formats&gt;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5-28T17:13:13</dc:date>
    <dc:language>es-ES</dc:language>
    <meta:editing-cycles>18</meta:editing-cycles>
    <meta:editing-duration>PT02H11M00S</meta:editing-duration>
    <meta:document-statistic meta:table-count="0" meta:image-count="1" meta:object-count="0" meta:page-count="2" meta:paragraph-count="2" meta:word-count="6" meta:character-count="5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